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UITreeData.getPath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EventWrapp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TreeData.setPathIndex( String path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AbstractUITreeData.getV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TreeData.decode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UITreeData.setCurrentParentNodeId( String currentParentNod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TreeData.getClientId( Faces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UITreeData.encodeChildren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UITreeData.getTemplateCompon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UITreeData.buildEnd( MixedTree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TreeData.getMar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TreeData.getCurren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TreeData.broadcast( Faces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UITreeData.getCurrentParentNo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TreeData.findComponent( String search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UITreeData.updateModel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UITreeData.setVar( String v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TreeData.buildBegin( MixedTree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EventWrapper.isAppropriateListener( FacesListener faces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TreeData.queueEvent( Faces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TreeData.processDecodes( FacesContext faces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UITreeData.getCurrentNo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TreeData.encodeEnd( FacesContext faces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acesEventWrapper.FacesEventWrapper( FacesEvent facesEvent , String pathIndex , AbstractUITreeData redirect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UITreeData.setCurrentNodeId( String currentNod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TreeData.getRender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EventWrapper.getPath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EventWrapper.processListener( FacesListener faces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EventWrapper.getWrappedFaces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TreeData.saveState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UITreeData.buildChildren( MixedTreeModel 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UITreeData.setCurrentNode( DefaultMutableTreeNode current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EventWrapper.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TreeData.restoreState( FacesContext context , Objec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cesEventWrapper.setPhaseId( PhaseId phas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EventWrapper.getPhas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